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AF000002120FFE65B4.png" manifest:media-type="image/png"/>
  <manifest:file-entry manifest:full-path="Pictures/1000068800009698000054AB537EA062.svg" manifest:media-type="image/svg+xml"/>
  <manifest:file-entry manifest:full-path="Pictures/1000000000000CEC000009B10DB262C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1.233cm" style:use-optimal-column-width="false"/>
    </style:style>
    <style:style style:name="co2" style:family="table-column">
      <style:table-column-properties style:column-width="11.236cm" style:use-optimal-column-width="false"/>
    </style:style>
    <style:style style:name="ro1" style:family="table-row">
      <style:table-row-properties style:row-height="1.548cm"/>
    </style:style>
    <style:style style:name="ro2" style:family="table-row">
      <style:table-row-properties style:row-height="1.55cm"/>
    </style:style>
    <style:style style:name="ce1" style:family="table-cell">
      <style:graphic-properties style:repeat="repeat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text-properties fo:font-style="italic" fo:font-weight="bold" style:font-style-asian="italic" style:font-weight-asian="bold" style:font-style-complex="italic" style:font-weight-complex="bold"/>
    </style:style>
    <style:style style:name="P1" style:family="paragraph">
      <style:paragraph-properties fo:text-align="star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style:paragraph-properties fo:text-align="center"/>
    </style:style>
    <style:style style:name="P5" style:family="paragraph">
      <style:paragraph-properties fo:line-height="150%"/>
    </style:style>
    <style:style style:name="P6" style:family="paragraph">
      <style:paragraph-properties fo:line-height="150%"/>
      <style:text-properties fo:font-size="26pt" style:font-size-asian="26pt" style:font-size-complex="26pt"/>
    </style:style>
    <style:style style:name="P7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size="27.7000007629395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size="22pt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size="28pt" fo:font-style="normal" style:font-size-asian="28pt" style:font-style-asian="normal" style:font-size-complex="28pt" style:font-style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0pt" fo:font-style="italic" style:font-size-asian="20pt" style:font-style-asian="italic" style:font-size-complex="20pt" style:font-style-complex="italic"/>
    </style:style>
    <style:style style:name="T15" style:family="text">
      <style:text-properties fo:font-size="20pt" fo:font-style="normal" style:font-size-asian="20pt" style:font-style-asian="normal" style:font-size-complex="20pt" style:font-style-complex="normal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Purely Functional Subjective Logic Combinator Library</text:p>
          </draw:text-box>
        </draw:frame>
        <draw:frame presentation:style-name="pr2" draw:layer="layout" svg:width="25.199cm" svg:height="12.179cm" svg:x="1.4cm" svg:y="4.914cm" presentation:class="subtitle">
          <draw:text-box>
            <text:p/>
            <text:p>Bryan St. Amour</text:p>
            <text:p text:style-name="P1"><text:span text:style-name="T1"/></text:p>
            <text:list text:style-name="L1">
              <text:list-item>
                <text:p text:style-name="P1"><text:span text:style-name="T2">Dr. Robert Kent – Adviser</text:span></text:p>
              </text:list-item>
              <text:list-item>
                <text:p text:style-name="P1"><text:span text:style-name="T2">Dr. Richard Frost – Internal Reader</text:span></text:p>
              </text:list-item>
              <text:list-item>
                <text:p text:style-name="P1"><text:span text:style-name="T2">Dr. Rick Caron – External Reader</text:span></text:p>
              </text:list-item>
            </text:list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sentation Out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/>Introduction</text:p>
              </text:list-item>
              <text:list-item>
                <text:p><text:s/>Subjective Logic</text:p>
              </text:list-item>
              <text:list-item>
                <text:p><text:s/>Hypothesis and Research Objectives</text:p>
              </text:list-item>
              <text:list-item>
                <text:p><text:s/>Current Progress and Timeline</text:p>
              </text:list-item>
              <text:list-item>
                <text:p><text:s/>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 of Reasoning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eductive Reasoning:</text:p>
                <text:list>
                  <text:list-item>
                    <text:p><text:span text:style-name="T3">Top-down – </text:span><text:span text:style-name="T4">General statements reduce to certain conclusions.</text:span></text:p>
                  </text:list-item>
                </text:list>
              </text:list-item>
              <text:list-item>
                <text:p><text:span text:style-name="T4">Inductive Reasoning:</text:span></text:p>
                <text:list>
                  <text:list-item>
                    <text:p><text:span text:style-name="T3">Bottom-up – </text:span><text:span text:style-name="T4">Finding evidence for the truth of the conclusion.</text:span></text:p>
                  </text:list-item>
                </text:list>
              </text:list-item>
              <text:list-item>
                <text:p><text:span text:style-name="T4">Abductive Reasoning:</text:span></text:p>
                <text:list>
                  <text:list-item>
                    <text:p><text:span text:style-name="T4">Hypothesis testing.</text:span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ductive Reasoning</text:p>
          </draw:text-box>
        </draw:frame>
        <draw:frame presentation:style-name="pr6" draw:text-style-name="P2" draw:layer="layout" svg:width="25.2cm" svg:height="12.179cm" svg:x="1.427cm" svg:y="5.221cm" presentation:class="outline" presentation:user-transformed="true">
          <draw:text-box>
            <text:list text:style-name="L3">
              <text:list-item>
                <text:p><text:span text:style-name="T5">“</text:span><text:span text:style-name="T5">All grad students are overworked”</text:span></text:p>
              </text:list-item>
              <text:list-item>
                <text:p><text:span text:style-name="T5">“</text:span><text:span text:style-name="T5">Bryan is a grad student”</text:span></text:p>
              </text:list-item>
              <text:list-item>
                <text:p><text:span text:style-name="T5">Therefore, “Bryan is overworked”</text:span></text:p>
              </text:list-item>
              <text:list-item>
                <text:p text:style-name="P1"><text:span text:style-name="T5">Formally,</text:span><text:span text:style-name="T5"><text:line-break/></text:span><text:span text:style-name="T5">P = “Bryan is a grad student”</text:span><text:span text:style-name="T5"><text:line-break/></text:span><text:span text:style-name="T5">Q = “if X is a grad student, then X is overworked”</text:span><text:span text:style-name="T5"><text:line-break/></text:span><text:span text:style-name="T6">Modus Ponens:</text:span><text:span text:style-name="T7"><text:line-break/></text:span><text:span text:style-name="T7"> <text:s text:c="28"/>P, if P then Q</text:span><text:span text:style-name="T7"><text:line-break/></text:span><text:span text:style-name="T7"> <text:s text:c="28"/>-----------------</text:span><text:span text:style-name="T7"><text:line-break/></text:span><text:span text:style-name="T7"> <text:s text:c="35"/>Q</text:span></text:p>
              </text:list-item>
              <text:list-item>
                <text:p text:style-name="P1"><text:span text:style-name="T7">Closed universe of discours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uctive Reasoning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Uncertain by design.</text:p>
              </text:list-item>
              <text:list-item>
                <text:p>How probable is it that the conclusion is credible, given the premises?</text:p>
              </text:list-item>
              <text:list-item>
                <text:p>Requires a theory of evidence.</text:p>
                <text:list>
                  <text:list-item>
                    <text:p>Dempster-Shafer Theory</text:p>
                  </text:list-item>
                  <text:list-item>
                    <text:p>Many-valued Logics</text:p>
                  </text:list-item>
                  <text:list-item>
                    <text:p>Probability Theory + Bayes' Ru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pster-Shafer Theory</text:p>
          </draw:text-box>
        </draw:frame>
        <draw:frame presentation:style-name="pr6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A Mathematical Theory of Evidence</text:span></text:p>
              </text:list-item>
              <text:list-item>
                <text:p><text:span text:style-name="T4">Combine evidence from various sources to compute a degree of belief.</text:span></text:p>
              </text:list-item>
              <text:list-item>
                <text:p><text:span text:style-name="T4">Given a </text:span><text:span text:style-name="T3">Frame of Discernment X</text:span><text:span text:style-name="T4">, we construct a </text:span><text:span text:style-name="T3">basic belief assignment</text:span><text:span text:style-name="T4"> over the powerset of X.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2" draw:text-style-name="P4" draw:layer="layout" svg:width="1.999cm" svg:height="0.999cm" svg:x="13.125cm" svg:y="10.08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4" draw:layer="layout" svg:width="7.366cm" svg:height="1.557cm" svg:x="10.414cm" svg:y="15.74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4" draw:layer="layout" svg:width="25.4cm" svg:height="1.615cm" svg:x="2.032cm" svg:y="17.7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Belief Assignment</text:p>
          </draw:text-box>
        </draw:frame>
        <draw:frame draw:style-name="gr2" draw:layer="layout" svg:width="6.468cm" svg:height="1.422cm" svg:x="10.296cm" svg:y="11.278cm" presentation:class="object" presentation:user-transformed="true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4" draw:layer="layout" svg:width="0.305cm" svg:height="45646.238cm" svg:x="11.43cm" svg:y="-45614.73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4" draw:layer="layout" svg:width="4.072cm" svg:height="1.178cm" svg:x="11.422cm" svg:y="9.39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4" draw:layer="layout" svg:width="8.25cm" svg:height="1.178cm" svg:x="9.652cm" svg:y="13.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6" draw:layer="layout" svg:width="19.661cm" svg:height="2.813cm" svg:x="2.286cm" svg:y="4.572cm">
          <draw:text-box>
            <text:list text:style-name="L1">
              <text:list-item>
                <text:p text:style-name="P5"><text:span text:style-name="T8">Let X be a frame of discernment.</text:span></text:p>
              </text:list-item>
              <text:list-item>
                <text:p text:style-name="P5"><text:span text:style-name="T8">The function m is a basic belief assignment if: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e rate function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A priori belief of an event</text:p>
              </text:list-item>
              <text:list-item>
                <text:p>Typically, for a frame of cardinality k, each element has a base rate of 1/k</text:p>
              </text:list-item>
              <text:list-item>
                <text:p>Also called <text:span text:style-name="T3">atomicity</text:span><text:span text:style-name="T4">.</text:span></text:p>
              </text:list-item>
            </text:list>
          </draw:text-box>
        </draw:frame>
        <draw:frame draw:style-name="gr2" draw:text-style-name="P4" draw:layer="layout" svg:width="6.606cm" svg:height="1.647cm" svg:x="10.447cm" svg:y="13.462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4" draw:layer="layout" svg:width="9.623cm" svg:height="1.316cm" svg:x="9.14cm" svg:y="16.2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pster’ <text:s/>Rule of Combination</text:p>
          </draw:text-box>
        </draw:frame>
        <draw:frame presentation:style-name="pr6" draw:layer="layout" svg:width="25.2cm" svg:height="12.179cm" svg:x="1.4cm" svg:y="5.06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s with DS-Theory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Gives unintuitive results (cite Zadeh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jective Logic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ecently emergent probabilistic logic.</text:p>
              </text:list-item>
              <text:list-item>
                <text:p>Still under active development.</text:p>
                <text:list>
                  <text:list-item>
                    <text:p>Papers published as recent as 2013</text:p>
                  </text:list-item>
                </text:list>
              </text:list-item>
              <text:list-item>
                <text:p>Allows for reasoning under uncertainty.</text:p>
                <text:list>
                  <text:list-item>
                    <text:p>All operators take into account uncertainty</text:p>
                  </text:list-item>
                </text:list>
              </text:list-item>
              <text:list-item>
                <text:p>Handles belief combination in a more intuitive manner.</text:p>
                <text:list>
                  <text:list-item>
                    <text:p>Operators for cumulative fusion, averaging fusion, and consensus.</text:p>
                  </text:list-item>
                  <text:list-item>
                    <text:p>Different operators for different scenari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lief Distribution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Belief distributed over the <text:span text:style-name="T3">reduced powerset</text:span><text:span text:style-name="T4"> of a frame X.</text:span></text:p>
                <text:list>
                  <text:list-item>
                    <text:p><text:span text:style-name="T4"><text:s/></text:span></text:p>
                  </text:list-item>
                  <text:list-item>
                    <text:p><text:span text:style-name="T4"/></text:p>
                  </text:list-item>
                </text:list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2" draw:text-style-name="P4" draw:layer="layout" svg:width="6.609cm" svg:height="1.178cm" svg:x="3.556cm" svg:y="7.874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text-style-name="P4" draw:layer="layout" svg:width="19.569cm" svg:height="1.178cm" svg:x="3.302cm" svg:y="9.398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text-style-name="P4" draw:layer="layout" svg:width="5.862cm" svg:height="1.314cm" svg:x="4.572cm" svg:y="12.91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text-style-name="P4" draw:layer="layout" svg:width="10.254cm" svg:height="1.212cm" svg:x="13.462cm" svg:y="12.954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text-style-name="P4" draw:layer="layout" svg:width="7.619cm" svg:height="1.432cm" svg:x="9.399cm" svg:y="15.661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elief Distributions (cont’d)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Can be mapped to and from belief mass assignments from DS-Theory</text:p>
              </text:list-item>
            </text:list>
          </draw:text-box>
        </draw:frame>
        <draw:frame draw:style-name="standard" draw:layer="layout" svg:width="22.468cm" svg:height="4.645cm" svg:x="3.2cm" svg:y="10.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9">Subjective Logic</text:span></text:p>
              </table:table-cell>
              <table:table-cell table:style-name="ce2">
                <text:p text:style-name="P7"><text:span text:style-name="T9">DS-Theory</text:span></text:p>
              </table:table-cell>
            </table:table-row>
            <table:table-row table:style-name="ro1" table:default-cell-style-name="ce3">
              <table:table-cell/>
              <table:table-cell/>
            </table:table-row>
            <table:table-row table:style-name="ro2">
              <table:table-cell table:style-name="ce4">
                <text:p text:style-name="P8"><text:span text:style-name="T10">u</text:span></text:p>
              </table:table-cell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style-name="gr4" draw:text-style-name="P4" draw:layer="layout" svg:width="1.996cm" svg:height="1.016cm" svg:x="7.91cm" svg:y="12.192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text-style-name="P4" draw:layer="layout" svg:width="2.159cm" svg:height="1.016cm" svg:x="18.923cm" svg:y="12.192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text-style-name="P4" draw:layer="layout" svg:width="2.359cm" svg:height="1.016cm" svg:x="18.796cm" svg:y="13.716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inion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Three kinds of opinions in SL</text:p>
                <text:list>
                  <text:list-item>
                    <text:p><text:span text:style-name="T1">Binomial Opinions:</text:span> opinions over a binary frame of discernment. Equivalent to <text:span text:style-name="T3">beta distributions</text:span><text:span text:style-name="T4">.</text:span></text:p>
                  </text:list-item>
                  <text:list-item>
                    <text:p><text:span text:style-name="T11">Multinomial Opinions:</text:span><text:span text:style-name="T4"> opinions over N-ary frames. Generalization of binomial opinions. Equivalent to </text:span><text:span text:style-name="T3">dirichlet distributions.</text:span></text:p>
                  </text:list-item>
                  <text:list-item>
                    <text:p><text:span text:style-name="T11">Hyper Opinions:</text:span><text:span text:style-name="T4"> opinions over the powerset of a frame. Generalization of multinomial opinions. Equivalent to </text:span><text:span text:style-name="T3">Hyper-dirichlet distributions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inions Cont’d</text:p>
          </draw:text-box>
        </draw:frame>
        <draw:frame presentation:style-name="pr6" draw:text-style-name="P9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9"><text:span text:style-name="T2">Each opinion maps to a probability distribution.</text:span></text:p>
                <text:list>
                  <text:list-item>
                    <text:p text:style-name="P9"><text:span text:style-name="T2">Binomial =&gt; Beta</text:span></text:p>
                  </text:list-item>
                  <text:list-item>
                    <text:p text:style-name="P9"><text:span text:style-name="T2">Multinomial =&gt; Dirichlet</text:span></text:p>
                  </text:list-item>
                  <text:list-item>
                    <text:p text:style-name="P9"><text:span text:style-name="T2">Hyper =&gt; Hyper Dirichlet</text:span></text:p>
                  </text:list-item>
                </text:list>
              </text:list-item>
              <text:list-item>
                <text:p text:style-name="P9"><text:span text:style-name="T2">Makes opinions suitable for evidence based reasoning.</text:span></text:p>
                <text:list>
                  <text:list-item>
                    <text:p text:style-name="P9"><text:span text:style-name="T2">Beta = Conjugate prior to Binomial distribution</text:span></text:p>
                  </text:list-item>
                  <text:list-item>
                    <text:p text:style-name="P9"><text:span text:style-name="T2">Dirichlet =&gt; Multinomial distribution</text:span></text:p>
                  </text:list-item>
                </text:list>
              </text:list-item>
              <text:list-item>
                <text:p text:style-name="P9"><text:span text:style-name="T2">Can update opinions using Bayes' rule when faced with new evidence.</text:span></text:p>
                <text:list>
                  <text:list-item>
                    <text:p text:style-name="P9"><text:span text:style-name="T2">Prior opinion + binomial/multinomial distribution (new evidence) = Posterior opin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nomial Opin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Given a frame <text:s text:c="9"/>, a binomial opinion is the tuple <text:s text:c="18"/>, where</text:p>
                <text:list>
                  <text:list-item>
                    <text:p>b: the belief that x is true.</text:p>
                  </text:list-item>
                  <text:list-item>
                    <text:p>d: the belief that x is false.</text:p>
                  </text:list-item>
                  <text:list-item>
                    <text:p>u: the uncertainty</text:p>
                  </text:list-item>
                  <text:list-item>
                    <text:p>a: the <text:span text:style-name="T3">base rate</text:span><text:span text:style-name="T4"> probability of x being true.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52cm" svg:height="1.178cm" svg:x="9.688cm" svg:y="4.914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4" draw:layer="layout" svg:width="5.839cm" svg:height="1.178cm" svg:x="5.334cm" svg:y="6.3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4" draw:layer="layout" svg:width="7.366cm" svg:height="1.432cm" svg:x="3.302cm" svg:y="14.824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4" draw:layer="layout" svg:width="9.507cm" svg:height="1.564cm" svg:x="14.732cm" svg:y="16.25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nomial Opinion</text:p>
          </draw:text-box>
        </draw:frame>
        <draw:frame presentation:style-name="pr6" draw:text-style-name="P10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2">Generalizes a binomial opinion to N-ary frames.</text:span></text:p>
              </text:list-item>
              <text:list-item>
                <text:p><text:span text:style-name="T12">Tuple <text:s text:c="19"/>where</text:span></text:p>
                <text:list>
                  <text:list-item>
                    <text:p><text:span text:style-name="T12">B is a vector of belief mass over the frame.</text:span></text:p>
                  </text:list-item>
                  <text:list-item>
                    <text:p><text:span text:style-name="T12">U is the uncertainty</text:span></text:p>
                  </text:list-item>
                  <text:list-item>
                    <text:p><text:span text:style-name="T12">A is the base rate.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4.898cm" svg:height="1.27cm" svg:x="6.106cm" svg:y="6.76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4" draw:layer="layout" svg:width="7.377cm" svg:height="1.427cm" svg:x="3.291cm" svg:y="14.321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4" draw:layer="layout" svg:width="6.017cm" svg:height="1.427cm" svg:x="4.064cm" svg:y="16.51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4" draw:layer="layout" svg:width="7.383cm" svg:height="1.05cm" svg:x="15.985cm" svg:y="14.444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4" draw:layer="layout" svg:width="7.609cm" svg:height="1.081cm" svg:x="15.931cm" svg:y="16.51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yper Opinion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Further generalizes. Belief mass assigned over the <text:span text:style-name="T4">reduced powerset</text:span></text:p>
              </text:list-item>
            </text:list>
          </draw:text-box>
        </draw:frame>
        <draw:frame draw:style-name="gr2" draw:text-style-name="P4" draw:layer="layout" svg:width="4.543cm" svg:height="1.178cm" svg:x="10.951cm" svg:y="9.49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4" draw:layer="layout" svg:width="8.015cm" svg:height="1.432cm" svg:x="9.257cm" svg:y="11.522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4" draw:layer="layout" svg:width="6.165cm" svg:height="1.432cm" svg:x="10.091cm" svg:y="13.808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rators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Motiv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There does not yet exist a general purpose Subjective Logic library that can be used for application development and experimentation.</text:p>
              </text:list-item>
              <text:list-item>
                <text:p>Such a library should be</text:p>
                <text:list>
                  <text:list-item>
                    <text:p>Efficient</text:p>
                  </text:list-item>
                  <text:list-item>
                    <text:p>Type-safe</text:p>
                  </text:list-item>
                  <text:list-item>
                    <text:p>compositiona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iciency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Some SL operators can be very expensive</text:p>
                <text:list>
                  <text:list-item>
                    <text:p>NxN multinomial multiplication</text:p>
                  </text:list-item>
                  <text:list-item>
                    <text:p>Anything involving hyper opinions</text:p>
                  </text:list-item>
                </text:list>
              </text:list-item>
              <text:list-item>
                <text:p>We would like to be able to memoize computations, to avoid re-computing the same values over and over...</text:p>
              </text:list-item>
              <text:list-item>
                <text:p>We may be able to parallelize some operations</text:p>
                <text:list>
                  <text:list-item>
                    <text:p>Take advantage of many cores, threads, CPUS’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Safety</text:p>
          </draw:text-box>
        </draw:frame>
        <draw:frame presentation:style-name="pr6" draw:text-style-name="P1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2"><text:span text:style-name="T13">Every expression has a type.</text:span></text:p>
                <text:list>
                  <text:list-item>
                    <text:p text:style-name="P12"><text:span text:style-name="T13">Int x = 5;</text:span></text:p>
                  </text:list-item>
                  <text:list-item>
                    <text:p text:style-name="P12"><text:span text:style-name="T13">String name = “hello”;</text:span></text:p>
                  </text:list-item>
                </text:list>
              </text:list-item>
              <text:list-item>
                <text:p text:style-name="P12"><text:span text:style-name="T13">Types prevent certain kinds of invalid expressions</text:span></text:p>
                <text:list>
                  <text:list-item>
                    <text:p text:style-name="P12"><text:span text:style-name="T13">??? y = x + name;</text:span></text:p>
                  </text:list-item>
                  <text:list-item>
                    <text:p text:style-name="P12"><text:span text:style-name="T13">What is the type of y?</text:span></text:p>
                  </text:list-item>
                </text:list>
              </text:list-item>
              <text:list-item>
                <text:p text:style-name="P12"><text:span text:style-name="T13">Type errors are caught before the program is ever “run”, so certain classes of errors are prevented.</text:span></text:p>
              </text:list-item>
              <text:list-item>
                <text:p text:style-name="P12"><text:span text:style-name="T13">Referred to as </text:span><text:span text:style-name="T14">static typing</text:span></text:p>
              </text:list-item>
              <text:list-item>
                <text:p text:style-name="P12"><text:span text:style-name="T15">Example programming languages:</text:span></text:p>
                <text:list>
                  <text:list-item>
                    <text:p text:style-name="P12"><text:span text:style-name="T15">C++</text:span></text:p>
                  </text:list-item>
                  <text:list-item>
                    <text:p text:style-name="P12"><text:span text:style-name="T15">Haskell</text:span></text:p>
                  </text:list-item>
                  <text:list-item>
                    <text:p text:style-name="P12"><text:span text:style-name="T15">Ocam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Safety (cont’d)</text:p>
          </draw:text-box>
        </draw:frame>
        <draw:frame presentation:style-name="pr6" draw:text-style-name="P1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3"><text:span text:style-name="T16">In Subjective Logic, certain operators are defined over certain types:</text:span></text:p>
                <text:list>
                  <text:list-item>
                    <text:p text:style-name="P13"><text:span text:style-name="T16">Addition: requires opinions to be binomial.</text:span></text:p>
                  </text:list-item>
                  <text:list-item>
                    <text:p text:style-name="P13"><text:span text:style-name="T16">Multiplication: opinions must be multinomial.</text:span></text:p>
                  </text:list-item>
                </text:list>
              </text:list-item>
              <text:list-item>
                <text:p text:style-name="P13"><text:span text:style-name="T16">Our library must be able to reject ill-typed SL expressions.</text:span></text:p>
              </text:list-item>
              <text:list-item>
                <text:p text:style-name="P13"><text:span text:style-name="T16">We can’t catch all errors before run-time</text:span></text:p>
                <text:list>
                  <text:list-item>
                    <text:p text:style-name="P13"><text:span text:style-name="T16">Addition requires opinions defined over the same frame.</text:span></text:p>
                  </text:list-item>
                </text:list>
              </text:list-item>
              <text:list-item>
                <text:p text:style-name="P13"><text:span text:style-name="T16">We need to be able to report logical errors at run time also</text:span></text:p>
                <text:list>
                  <text:list-item>
                    <text:p text:style-name="P13"><text:span text:style-name="T16">Perhaps some sort of “exception” type, or optional&lt;T&gt;.</text:span></text:p>
                  </text:list-item>
                </text:list>
                <text:p><text:span text:style-name="T16"/></text:p>
                <text:p text:style-name="P4"><text:span text:style-name="T17">Catch what we can at compile-time. Report what we must at run-tim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sitional Operator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ur SL operators should be compositional</text:p>
                <text:list>
                  <text:list-item>
                    <text:p>Given a small handful of operators, let users build arbitrarily large expressions with ease.</text:p>
                  </text:list-item>
                </text:list>
              </text:list-item>
              <text:list-item>
                <text:p>Similar to <text:span text:style-name="T3">parser-combinator</text:span> libraries</text:p>
                <text:list>
                  <text:list-item>
                    <text:p>X-Saiga (Haskell)</text:p>
                  </text:list-item>
                  <text:list-item>
                    <text:p>Parsec (Haskell)</text:p>
                  </text:list-item>
                  <text:list-item>
                    <text:p>Spirit (C++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l Purpose Combinator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SL operators should be usable across many different domains</text:p>
                <text:list>
                  <text:list-item>
                    <text:p>Can we construct a desktop calculator?</text:p>
                  </text:list-item>
                  <text:list-item>
                    <text:p>Can we embed them into a web service?</text:p>
                  </text:list-item>
                  <text:list-item>
                    <text:p>Can we use them to model decision-making situations?</text:p>
                  </text:list-item>
                </text:list>
              </text:list-item>
              <text:list-item>
                <text:p>We should not restrict how our library will be us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achieve it all?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e propose to develop our system in <text:span text:style-name="T3">Haskell</text:span></text:p>
                <text:list>
                  <text:list-item>
                    <text:p><text:span text:style-name="T4">Strongly typed</text:span></text:p>
                  </text:list-item>
                  <text:list-item>
                    <text:p><text:span text:style-name="T4">Purely functional</text:span></text:p>
                  </text:list-item>
                  <text:list-item>
                    <text:p><text:span text:style-name="T4">Lazy</text:span></text:p>
                  </text:list-item>
                  <text:list-item>
                    <text:p><text:span text:style-name="T4">General Purpos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kell (cont’d)</text:p>
          </draw:text-box>
        </draw:frame>
        <draw:frame presentation:style-name="pr6" draw:text-style-name="P10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12">Strong, static typing allows us to catch invalid expressions at compile-time.</text:span></text:p>
              </text:list-item>
              <text:list-item>
                <text:p><text:span text:style-name="T12">Functions are functions in the mathematical sense.</text:span></text:p>
                <text:list>
                  <text:list-item>
                    <text:p><text:span text:style-name="T12">Input maps to output.</text:span></text:p>
                  </text:list-item>
                  <text:list-item>
                    <text:p><text:span text:style-name="T12">Helps achieve compositionality</text:span></text:p>
                  </text:list-item>
                </text:list>
              </text:list-item>
              <text:list-item>
                <text:p><text:span text:style-name="T12">Laziness: don’t compute what you don’t need. Provides some amount of memoization.</text:span></text:p>
              </text:list-item>
              <text:list-item>
                <text:p><text:span text:style-name="T12">General purpose means we can use it for anything. Not geared to any single domai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ad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athematical objects from <text:span text:style-name="T3">Category Theory</text:span></text:p>
              </text:list-item>
              <text:list-item>
                <text:p>Used frequently in purely functional programming to model</text:p>
                <text:list>
                  <text:list-item>
                    <text:p>Stateful/parallel computation</text:p>
                  </text:list-item>
                  <text:list-item>
                    <text:p>Optional values</text:p>
                  </text:list-item>
                  <text:list-item>
                    <text:p>Error propag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ads (cont’d)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A generic type M&lt;T&gt; is a monad if the following operations exist</text:p>
                <text:list>
                  <text:list-item>
                    <text:p>A method to construct an M&lt;T&gt; from a T </text:p>
                    <text:list>
                      <text:list-item>
                        <text:p>(unit)</text:p>
                      </text:list-item>
                    </text:list>
                  </text:list-item>
                  <text:list-item>
                    <text:p>A method of chaining. Given a function from T to M&lt;U&gt;, apply it to the object to receive a new object of type M&lt;U&gt; </text:p>
                    <text:list>
                      <text:list-item>
                        <text:p>(bind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s...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From C#: LINQ</text:p>
              </text:list-item>
              <text:list-item>
                <text:p>From Haskell: Maybe, List, IO, 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Hypothesi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monads and strong typing, it is possible to realize a general purpose SL library that is type-safe, efficient, and compositional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Hypothesi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monads and strong typing, it is possible to realize a general purpose SL library that is type-safe, efficient, and compositional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Objectiv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Develop a monadic combinator library for Subjective Logic</text:p>
              </text:list-item>
              <text:list-item>
                <text:p>Analyze the type safety of the library.</text:p>
              </text:list-item>
              <text:list-item>
                <text:p>Prove termination of the operators.</text:p>
              </text:list-item>
              <text:list-item>
                <text:p>Analyze the complexity of the operator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ology</text:p>
          </draw:text-box>
        </draw:frame>
        <draw:frame presentation:style-name="pr6" draw:text-style-name="P9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We will develop the library in Haskell</text:span></text:p>
                <text:list>
                  <text:list-item>
                    <text:p><text:span text:style-name="T2">Strong typing, Lazy evaluation, excellent support for Monads</text:span></text:p>
                  </text:list-item>
                </text:list>
              </text:list-item>
              <text:list-item>
                <text:p><text:span text:style-name="T2">Leverage the type checker in Haskell to ensure that our expressions are type-safe.</text:span></text:p>
              </text:list-item>
              <text:list-item>
                <text:p><text:span text:style-name="T2">We will use structural induction on the length of the input to prove termination.</text:span></text:p>
              </text:list-item>
              <text:list-item>
                <text:p><text:span text:style-name="T2">Analyze the operators individually for time complexity.</text:span></text:p>
                <text:list>
                  <text:list-item>
                    <text:p><text:span text:style-name="T2">Will need to take into account for laziness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ess to Dat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Core of library</text:p>
                <text:list>
                  <text:list-item>
                    <text:p>Monads for handling state, error propagation</text:p>
                  </text:list-item>
                </text:list>
              </text:list-item>
              <text:list-item>
                <text:p>Binomial operators</text:p>
                <text:list>
                  <text:list-item>
                    <text:p>Need to implement multinomial and hyper operato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posed Timeline</text:p>
          </draw:text-box>
        </draw:frame>
        <draw:frame presentation:style-name="pr6" draw:text-style-name="P9" draw:layer="layout" svg:width="25.2cm" svg:height="12.179cm" svg:x="1.4cm" svg:y="4.077cm" presentation:class="outline" presentation:user-transformed="true">
          <draw:text-box>
            <text:list text:style-name="L3">
              <text:list-item>
                <text:p><text:span text:style-name="T2">April 30</text:span></text:p>
                <text:list>
                  <text:list-item>
                    <text:p><text:span text:style-name="T2">All operators implemented.</text:span></text:p>
                  </text:list-item>
                  <text:list-item>
                    <text:p><text:span text:style-name="T2">Work begun on thesis document.</text:span></text:p>
                  </text:list-item>
                </text:list>
              </text:list-item>
              <text:list-item>
                <text:p><text:span text:style-name="T2">May 31</text:span></text:p>
                <text:list>
                  <text:list-item>
                    <text:p><text:span text:style-name="T2">Proofs of complexity and termination completed.</text:span></text:p>
                  </text:list-item>
                </text:list>
              </text:list-item>
              <text:list-item>
                <text:p><text:span text:style-name="T2">June 30</text:span></text:p>
                <text:list>
                  <text:list-item>
                    <text:p><text:span text:style-name="T2">Finishing touches on library.</text:span></text:p>
                  </text:list-item>
                </text:list>
              </text:list-item>
              <text:list-item>
                <text:p><text:span text:style-name="T2">July 31</text:span></text:p>
                <text:list>
                  <text:list-item>
                    <text:p><text:span text:style-name="T2">Initial rough draft of thesis document.</text:span></text:p>
                  </text:list-item>
                </text:list>
              </text:list-item>
              <text:list-item>
                <text:p><text:span text:style-name="T2">Mid – late August</text:span></text:p>
                <text:list>
                  <text:list-item>
                    <text:p><text:span text:style-name="T2">Thesis defense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office:forms form:automatic-focus="false" form:apply-design-mode="false"/>
      <draw:frame draw:style-name="Mgr3" draw:text-style-name="MP4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0FFE65B4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.478cm" svg:height="8.993cm" svg:x="2.056cm" svg:y="2.351cm" presentation:class="page"/>
        <draw:frame presentation:style-name="AbstractGreen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7T19:37:19.176263456</meta:creation-date>
    <dc:date>2014-04-17T10:59:24.843981464</dc:date>
    <meta:editing-duration>P4DT8H40M</meta:editing-duration>
    <meta:editing-cycles>81</meta:editing-cycles>
    <meta:generator>LibreOffice/4.2.2.1$Linux_X86_64 LibreOffice_project/420m0$Build-1</meta:generator>
    <meta:document-statistic meta:object-count="223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row>
        <msub>
          <mi>b</mi>
          <mi>x</mi>
        </msub>
        <mo stretchy="false">+</mo>
        <msub>
          <mi>d</mi>
          <mi>x</mi>
        </msub>
        <mo stretchy="false">+</mo>
        <msub>
          <mi>u</mi>
          <mi>x</mi>
        </msub>
      </mrow>
      <mo stretchy="false">=</mo>
      <mn>1</mn>
    </mrow>
    <annotation encoding="StarMath 5.0">b_x + d_x + u_x = 1</annotation>
  </semantics>
</math>
</file>

<file path=Object 11/content.xml><?xml version="1.0" encoding="utf-8"?>
<math xmlns="http://www.w3.org/1998/Math/MathML" display="block">
  <semantics>
    <mrow>
      <msub>
        <mi>b</mi>
        <mi>x</mi>
      </msub>
      <mi>,</mi>
      <msub>
        <mi>d</mi>
        <mi>x</mi>
      </msub>
      <mi>,</mi>
      <msub>
        <mi>u</mi>
        <mi>x</mi>
      </msub>
      <mi>,</mi>
      <mrow>
        <msub>
          <mi>a</mi>
          <mi>x</mi>
        </msub>
        <mo stretchy="false">∈</mo>
        <mrow>
          <mo fence="true" stretchy="true">[</mo>
          <mrow>
            <mrow>
              <mn>0,</mn>
              <mn>1</mn>
            </mrow>
          </mrow>
          <mo fence="true" stretchy="true">]</mo>
        </mrow>
      </mrow>
    </mrow>
    <annotation encoding="StarMath 5.0">b_x, d_x, u_x, a_x in left [ 0, 1 right ]</annotation>
  </semantics>
</math>
</file>

<file path=Object 12/content.xml><?xml version="1.0" encoding="utf-8"?>
<math xmlns="http://www.w3.org/1998/Math/MathML" display="block">
  <semantics>
    <mrow>
      <mrow>
        <msub>
          <mo stretchy="false">∑</mo>
          <mrow>
            <mi>x</mi>
            <mo stretchy="false">∈</mo>
            <mi>X</mi>
          </mrow>
        </msub>
        <mi>a</mi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um_{x in X} a ( x ) = 1 </annotation>
  </semantics>
</math>
</file>

<file path=Object 13/content.xml><?xml version="1.0" encoding="utf-8"?>
<math xmlns="http://www.w3.org/1998/Math/MathML" display="block">
  <semantics>
    <mrow>
      <mo stretchy="false">∀</mo>
      <mrow>
        <mi>x</mi>
        <mo stretchy="false">∈</mo>
        <mi>X</mi>
      </mrow>
      <mi>,</mi>
      <mi>a</mi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row>
              <mn>0,</mn>
              <mn>1</mn>
            </mrow>
          </mrow>
          <mo fence="true" stretchy="false">]</mo>
        </mrow>
      </mrow>
    </mrow>
    <annotation encoding="StarMath 5.0">forall x in X, a ( x ) in [0, 1] </annotation>
  </semantics>
</math>
</file>

<file path=Object 14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u_x, a_x rangle </annotation>
  </semantics>
</math>
</file>

<file path=Object 15/content.xml><?xml version="1.0" encoding="utf-8"?>
<math xmlns="http://www.w3.org/1998/Math/MathML" display="block">
  <semantics>
    <mrow>
      <mrow>
        <msub>
          <mi>u</mi>
          <mi>x</mi>
        </msub>
        <mo stretchy="false">+</mo>
        <mrow>
          <msub>
            <mo stretchy="false">∑</mo>
            <mrow>
              <mi>x</mi>
              <mo stretchy="false">∈</mo>
              <mi>X</mi>
            </mrow>
          </msub>
          <msub>
            <mi>b</mi>
            <mi>x</mi>
          </msub>
        </mrow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u_x + sum_{ x in X } b_x ( x ) = 1</annotation>
  </semantics>
</math>
</file>

<file path=Object 16/content.xml><?xml version="1.0" encoding="utf-8"?>
<math xmlns="http://www.w3.org/1998/Math/MathML" display="block">
  <semantics>
    <mrow>
      <mrow>
        <msub>
          <mo stretchy="false">∑</mo>
          <mrow>
            <mi>x</mi>
            <mo stretchy="false">∈</mo>
            <mi>X</mi>
          </mrow>
        </msub>
        <msub>
          <mi>a</mi>
          <mi>x</mi>
        </msub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um_{ x in X } a_x( x ) = 1</annotation>
  </semantics>
</math>
</file>

<file path=Object 17/content.xml><?xml version="1.0" encoding="utf-8"?>
<math xmlns="http://www.w3.org/1998/Math/MathML" display="block">
  <semantics>
    <mrow>
      <mo stretchy="false">∀</mo>
      <mrow>
        <mi>x</mi>
        <mo stretchy="false">∈</mo>
        <mi>X</mi>
      </mrow>
      <mi>,</mi>
      <msub>
        <mi>b</mi>
        <mi>x</mi>
      </msub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n>0,1</mn>
          </mrow>
          <mo fence="true" stretchy="false">]</mo>
        </mrow>
      </mrow>
    </mrow>
    <annotation encoding="StarMath 5.0">forall x in X, b_x ( x ) in [ 0,1 ]</annotation>
  </semantics>
</math>
</file>

<file path=Object 18/content.xml><?xml version="1.0" encoding="utf-8"?>
<math xmlns="http://www.w3.org/1998/Math/MathML" display="block">
  <semantics>
    <mrow>
      <mo stretchy="false">∀</mo>
      <mrow>
        <mi>x</mi>
        <mo stretchy="false">∈</mo>
        <mi>X</mi>
      </mrow>
      <mi>,</mi>
      <msub>
        <mi>a</mi>
        <mi>x</mi>
      </msub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n>0,1</mn>
          </mrow>
          <mo fence="true" stretchy="false">]</mo>
        </mrow>
      </mrow>
    </mrow>
    <annotation encoding="StarMath 5.0">forall x in X, a_x( x ) in [ 0,1 ]</annotation>
  </semantics>
</math>
</file>

<file path=Object 19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u_x, a_x rangle </annotation>
  </semantics>
</math>
</file>

<file path=Object 2/content.xml><?xml version="1.0" encoding="utf-8"?>
<math xmlns="http://www.w3.org/1998/Math/MathML" display="block">
  <semantics>
    <mrow>
      <mrow>
        <msub>
          <mo stretchy="false">∑</mo>
          <mrow>
            <mi>x</mi>
            <mo stretchy="false">∈</mo>
            <msup>
              <mn>2</mn>
              <mi>X</mi>
            </msup>
          </mrow>
        </msub>
        <mi>m</mi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um_{x in 2^X} m( x ) = 1</annotation>
  </semantics>
</math>
</file>

<file path=Object 20/content.xml><?xml version="1.0" encoding="utf-8"?>
<math xmlns="http://www.w3.org/1998/Math/MathML" display="block">
  <semantics>
    <mrow>
      <mrow>
        <msub>
          <mi>u</mi>
          <mi>x</mi>
        </msub>
        <mo stretchy="false">+</mo>
        <mrow>
          <msub>
            <mo stretchy="false">∑</mo>
            <mrow>
              <mrow>
                <mi>x</mi>
                <mo stretchy="false">∈</mo>
                <mi>R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sub>
          <msub>
            <mi>b</mi>
            <mi>x</mi>
          </msub>
        </mrow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u_x + sum_{ x in R(X) } b_x( x ) = 1</annotation>
  </semantics>
</math>
</file>

<file path=Object 21/content.xml><?xml version="1.0" encoding="utf-8"?>
<math xmlns="http://www.w3.org/1998/Math/MathML" display="block">
  <semantics>
    <mrow>
      <mrow>
        <msub>
          <mo stretchy="false">∑</mo>
          <mrow>
            <mi>x</mi>
            <mo stretchy="false">∈</mo>
            <mi>X</mi>
          </mrow>
        </msub>
        <msub>
          <mi>a</mi>
          <mi>X</mi>
        </msub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um_{ x in X } a_X( x ) = 1</annotation>
  </semantics>
</math>
</file>

<file path=Object 22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n>2</mn>
            <mi>X</mi>
          </msup>
          <mo stretchy="false">∖</mo>
          <mrow>
            <mo fence="true" stretchy="true">{</mo>
            <mrow>
              <mrow>
                <mi mathvariant="normal">∅</mi>
                <mi>,</mi>
                <mi>X</mi>
              </mrow>
            </mrow>
            <mo fence="true" stretchy="true">}</mo>
          </mrow>
        </mrow>
      </mrow>
    </mrow>
    <annotation encoding="StarMath 5.0">R( X ) = 2^X setminus left lbrace emptyset, X right rbrace </annotation>
  </semantics>
</math>
</file>

<file path=Object 23/content.xml><?xml version="1.0" encoding="utf-8"?>
<math xmlns="http://www.w3.org/1998/Math/MathML" display="block">
  <semantics>
    <mrow>
      <mrow>
        <mi>X</mi>
        <mo stretchy="false">=</mo>
        <mrow>
          <mo fence="true" stretchy="true">{</mo>
          <mrow>
            <mrow>
              <mi>a</mi>
              <mi>,</mi>
              <mi>b</mi>
              <mi>,</mi>
              <mi>c</mi>
            </mrow>
          </mrow>
          <mo fence="true" stretchy="true">}</mo>
        </mrow>
      </mrow>
      <mi>,</mi>
      <mi mathvariant="italic">then</mi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row>
              <mrow>
                <mo fence="true" stretchy="true">{</mo>
                <mrow>
                  <mi>a</mi>
                </mrow>
                <mo fence="true" stretchy="true">}</mo>
              </mrow>
              <mi>,</mi>
              <mrow>
                <mo fence="true" stretchy="true">{</mo>
                <mrow>
                  <mi>b</mi>
                </mrow>
                <mo fence="true" stretchy="true">}</mo>
              </mrow>
              <mi>,</mi>
              <mrow>
                <mo fence="true" stretchy="true">{</mo>
                <mrow>
                  <mi>c</mi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b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c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b</mi>
                    <mi>,</mi>
                    <mi>c</mi>
                  </mrow>
                </mrow>
                <mo fence="true" stretchy="true">}</mo>
              </mrow>
            </mrow>
          </mrow>
          <mo fence="true" stretchy="true">}</mo>
        </mrow>
      </mrow>
    </mrow>
    <annotation encoding="StarMath 5.0">X = left lbrace a,b,c right rbrace, then R( X ) = left lbrace left lbrace a right rbrace, left lbrace b right rbrace, left lbrace c right rbrace, left lbrace a,b right rbrace, left lbrace a,c right rbrace, left lbrace b,c right rbrace right rbrace</annotation>
  </semantics>
</math>
</file>

<file path=Object 24/content.xml><?xml version="1.0" encoding="utf-8"?>
<math xmlns="http://www.w3.org/1998/Math/MathML" display="block">
  <semantics>
    <mrow>
      <mrow>
        <msub>
          <mo stretchy="false">∑</mo>
          <mrow>
            <mrow>
              <mi>x</mi>
              <mo stretchy="false">∈</mo>
              <mi>R</mi>
            </mrow>
            <mrow>
              <mo fence="true" stretchy="false">(</mo>
              <mrow>
                <mi>X</mi>
              </mrow>
              <mo fence="true" stretchy="false">)</mo>
            </mrow>
          </mrow>
        </msub>
        <mi>b</mi>
      </mrow>
      <mrow>
        <mrow>
          <mo fence="true" stretchy="false">(</mo>
          <mrow>
            <mi>x</mi>
          </mrow>
          <mo fence="true" stretchy="false">)</mo>
        </mrow>
        <mo stretchy="false">≤</mo>
        <mn>1</mn>
      </mrow>
    </mrow>
    <annotation encoding="StarMath 5.0">sum_{ x in R(X) } b( x ) &lt;= 1 </annotation>
  </semantics>
</math>
</file>

<file path=Object 25/content.xml><?xml version="1.0" encoding="utf-8"?>
<math xmlns="http://www.w3.org/1998/Math/MathML" display="block">
  <semantics>
    <mrow>
      <mo stretchy="false">∀</mo>
      <mrow>
        <mi>x</mi>
        <mo stretchy="false">∈</mo>
        <mi>R</mi>
      </mrow>
      <mrow>
        <mo fence="true" stretchy="false">(</mo>
        <mrow>
          <mi>X</mi>
        </mrow>
        <mo fence="true" stretchy="false">)</mo>
      </mrow>
      <mi>,</mi>
      <mi>b</mi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n>0,1</mn>
          </mrow>
          <mo fence="true" stretchy="false">]</mo>
        </mrow>
      </mrow>
    </mrow>
    <annotation encoding="StarMath 5.0">forall x in R( X ), b( x ) in [ 0,1 ]</annotation>
  </semantics>
</math>
</file>

<file path=Object 26/content.xml><?xml version="1.0" encoding="utf-8"?>
<math xmlns="http://www.w3.org/1998/Math/MathML" display="block">
  <semantics>
    <mrow>
      <mi>b</mi>
      <mrow>
        <mo fence="true" stretchy="false">(</mo>
        <mrow>
          <mi>x</mi>
        </mrow>
        <mo fence="true" stretchy="false">)</mo>
      </mrow>
    </mrow>
    <annotation encoding="StarMath 5.0">b( x )</annotation>
  </semantics>
</math>
</file>

<file path=Object 27/content.xml><?xml version="1.0" encoding="utf-8"?>
<math xmlns="http://www.w3.org/1998/Math/MathML" display="block">
  <semantics>
    <mrow>
      <mrow>
        <mi>u</mi>
        <mo stretchy="false">=</mo>
        <mrow>
          <mn>1</mn>
          <mo stretchy="false">−</mo>
          <mrow>
            <msub>
              <mo stretchy="false">∑</mo>
              <mrow>
                <mrow>
                  <mi>x</mi>
                  <mo stretchy="false">∈</mo>
                  <mi>R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ub>
            <mi>b</mi>
          </mrow>
        </mrow>
      </mrow>
      <mrow>
        <mo fence="true" stretchy="false">(</mo>
        <mrow>
          <mi>x</mi>
        </mrow>
        <mo fence="true" stretchy="false">)</mo>
      </mrow>
    </mrow>
    <annotation encoding="StarMath 5.0">u = 1 - sum_{ x in R(X) } b( x )</annotation>
  </semantics>
</math>
</file>

<file path=Object 28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29/content.xml><?xml version="1.0" encoding="utf-8"?>
<math xmlns="http://www.w3.org/1998/Math/MathML" display="block">
  <semantics>
    <mrow>
      <mi>m</mi>
      <mrow>
        <mo fence="true" stretchy="false">(</mo>
        <mrow>
          <mi mathvariant="normal">Θ</mi>
        </mrow>
        <mo fence="true" stretchy="false">)</mo>
      </mrow>
    </mrow>
    <annotation encoding="StarMath 5.0">m( %THETA )</annotation>
  </semantics>
</math>
</file>

<file path=Object 3/content.xml><?xml version="1.0" encoding="utf-8"?>
<math xmlns="http://www.w3.org/1998/Math/MathML" display="block">
  <semantics>
    <mrow>
      <mi>m</mi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( emptyset ) = 0</annotation>
  </semantics>
</math>
</file>

<file path=Object 4/content.xml><?xml version="1.0" encoding="utf-8"?>
<math xmlns="http://www.w3.org/1998/Math/MathML" display="block">
  <semantics>
    <mrow>
      <mi>m</mi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( emptyset ) = 0</annotation>
  </semantics>
</math>
</file>

<file path=Object 5/content.xml><?xml version="1.0" encoding="utf-8"?>
<math xmlns="http://www.w3.org/1998/Math/MathML" display="block">
  <semantics>
    <mrow>
      <mi>m</mi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row>
              <mn>0,</mn>
              <mn>1</mn>
            </mrow>
          </mrow>
          <mo fence="true" stretchy="false">]</mo>
        </mrow>
      </mrow>
      <mi>,</mi>
      <mo stretchy="false">∀</mo>
      <mrow>
        <mi>x</mi>
        <mo stretchy="false">∈</mo>
        <msup>
          <mn>2</mn>
          <mi>X</mi>
        </msup>
      </mrow>
    </mrow>
    <annotation encoding="StarMath 5.0">m( x ) in [0, 1], forall x in 2^X </annotation>
  </semantics>
</math>
</file>

<file path=Object 6/content.xml><?xml version="1.0" encoding="utf-8"?>
<math xmlns="http://www.w3.org/1998/Math/MathML" display="block">
  <semantics>
    <mrow>
      <mi>X</mi>
      <mo stretchy="false">=</mo>
      <mrow>
        <mo fence="true" stretchy="false">{</mo>
        <mrow>
          <mrow>
            <mi>x</mi>
            <mi>,</mi>
            <mi>y</mi>
            <mi>,</mi>
            <mi>z</mi>
          </mrow>
        </mrow>
        <mo fence="true" stretchy="false">}</mo>
      </mrow>
    </mrow>
    <annotation encoding="StarMath 5.0">X = lbrace x,y,z rbrace </annotation>
  </semantics>
</math>
</file>

<file path=Object 7/content.xml><?xml version="1.0" encoding="utf-8"?>
<math xmlns="http://www.w3.org/1998/Math/MathML" display="block">
  <semantics>
    <mrow>
      <msup>
        <mn>2</mn>
        <mi>X</mi>
      </msup>
      <mo stretchy="false">=</mo>
      <mrow>
        <mo fence="true" stretchy="false">{</mo>
        <mrow>
          <mrow>
            <mi mathvariant="normal">∅</mi>
            <mi>,</mi>
            <mrow>
              <mo fence="true" stretchy="false">{</mo>
              <mrow>
                <mi>x</mi>
              </mrow>
              <mo fence="true" stretchy="false">}</mo>
            </mrow>
            <mi>,</mi>
            <mrow>
              <mo fence="true" stretchy="false">{</mo>
              <mrow>
                <mi>y</mi>
              </mrow>
              <mo fence="true" stretchy="false">}</mo>
            </mrow>
            <mi>,</mi>
            <mrow>
              <mo fence="true" stretchy="false">{</mo>
              <mrow>
                <mi>z</mi>
              </mrow>
              <mo fence="true" stretchy="false">}</mo>
            </mrow>
            <mi>,</mi>
            <mrow>
              <mo fence="true" stretchy="false">{</mo>
              <mrow>
                <mrow>
                  <mi>x</mi>
                  <mi>,</mi>
                  <mi>y</mi>
                </mrow>
              </mrow>
              <mo fence="true" stretchy="false">}</mo>
            </mrow>
            <mi>,</mi>
            <mrow>
              <mo fence="true" stretchy="false">{</mo>
              <mrow>
                <mrow>
                  <mi>x</mi>
                  <mi>,</mi>
                  <mi>z</mi>
                </mrow>
              </mrow>
              <mo fence="true" stretchy="false">}</mo>
            </mrow>
            <mi>,</mi>
            <mrow>
              <mo fence="true" stretchy="false">{</mo>
              <mrow>
                <mrow>
                  <mi>y</mi>
                  <mi>,</mi>
                  <mi>z</mi>
                </mrow>
              </mrow>
              <mo fence="true" stretchy="false">}</mo>
            </mrow>
            <mi>,</mi>
            <mrow>
              <mo fence="true" stretchy="false">{</mo>
              <mrow>
                <mrow>
                  <mi>x</mi>
                  <mi>,</mi>
                  <mi>y</mi>
                  <mi>,</mi>
                  <mi>z</mi>
                </mrow>
              </mrow>
              <mo fence="true" stretchy="false">}</mo>
            </mrow>
          </mrow>
        </mrow>
        <mo fence="true" stretchy="false">}</mo>
      </mrow>
    </mrow>
    <annotation encoding="StarMath 5.0">2^X = lbrace emptyset, lbrace x rbrace, lbrace y rbrace, lbrace z rbrace, lbrace x, y rbrace, lbrace x, z rbrace, lbrace y, z rbrace, lbrace x, y, z rbrace rbrace </annotation>
  </semantics>
</math>
</file>

<file path=Object 8/content.xml><?xml version="1.0" encoding="utf-8"?>
<math xmlns="http://www.w3.org/1998/Math/MathML" display="block">
  <semantics>
    <mrow>
      <mo fence="true" stretchy="false">{</mo>
      <mrow>
        <mrow>
          <mi>x</mi>
          <mi>,</mi>
          <mrow>
            <mo stretchy="false">¬</mo>
            <mi>x</mi>
          </mrow>
        </mrow>
      </mrow>
      <mo fence="true" stretchy="false">}</mo>
    </mrow>
    <annotation encoding="StarMath 5.0">lbrace x, neg x rbrace </annotation>
  </semantics>
</math>
</file>

<file path=Object 9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d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d_x, u_x, a_x rangle </annotation>
  </semantics>
</math>
</file>